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8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6.394cm"/>
    </style:style>
    <style:style style:name="gr3" style:family="graphic" style:parent-style-name="standard">
      <style:graphic-properties svg:stroke-width="0.1cm" svg:stroke-color="#0000ff" draw:marker-start-width="0.5cm" draw:marker-end-width="0.5cm" draw:fill="none" draw:textarea-horizontal-align="justify" draw:textarea-vertical-align="middle" draw:auto-grow-height="false" fo:min-height="0.95cm" fo:min-width="6.6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63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358cm"/>
    </style:style>
    <style:style style:name="gr9" style:family="graphic" style:parent-style-name="standard">
      <style:graphic-properties svg:stroke-width="0.1cm" svg:stroke-color="#00ff00" draw:marker-start-width="0.5cm" draw:marker-end-width="0.5cm" draw:fill="none" draw:textarea-horizontal-align="justify" draw:textarea-vertical-align="middle" draw:auto-grow-height="false" fo:min-height="0.65cm" fo:min-width="0.6cm" fo:padding-top="0.175cm" fo:padding-bottom="0.175cm" fo:padding-left="0.3cm" fo:padding-right="0.3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text-properties fo:font-size="14pt" style:font-size-asian="18pt" style:font-size-complex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368cm" svg:height="0.806cm" svg:x="0.525cm" svg:y="0.901cm">
          <draw:text-box>
            <text:p><text:span text:style-name="T1">Generation 0</text:span></text:p>
          </draw:text-box>
        </draw:frame>
        <draw:frame draw:style-name="gr2" draw:text-style-name="P1" draw:layer="layout" svg:width="6.945cm" svg:height="0.806cm" svg:x="5.826cm" svg:y="0.901cm">
          <draw:text-box>
            <text:p><text:span text:style-name="T1">Base Population (N = Infinity)</text:span></text:p>
          </draw:text-box>
        </draw:frame>
        <draw:custom-shape draw:style-name="gr3" draw:text-style-name="P2" draw:layer="layout" svg:width="7.2cm" svg:height="1.3cm" svg:x="5.725cm" svg:y="0.701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.513cm" svg:height="0.806cm" svg:x="0.526cm" svg:y="3.101cm">
          <draw:text-box>
            <text:p><text:span text:style-name="T1">Gametes</text:span></text:p>
          </draw:text-box>
        </draw:frame>
        <draw:frame draw:style-name="gr5" draw:text-style-name="P1" draw:layer="layout" svg:width="1.133cm" svg:height="0.806cm" svg:x="5.726cm" svg:y="3.101cm">
          <draw:text-box>
            <text:p><text:span text:style-name="T1">2N</text:span></text:p>
          </draw:text-box>
        </draw:frame>
        <draw:frame draw:style-name="gr5" draw:text-style-name="P1" draw:layer="layout" svg:width="1.133cm" svg:height="0.806cm" svg:x="7.626cm" svg:y="3.101cm">
          <draw:text-box>
            <text:p><text:span text:style-name="T1">2N</text:span></text:p>
          </draw:text-box>
        </draw:frame>
        <draw:frame draw:style-name="gr5" draw:text-style-name="P1" draw:layer="layout" svg:width="1.133cm" svg:height="0.806cm" svg:x="11.726cm" svg:y="3.101cm">
          <draw:text-box>
            <text:p><text:span text:style-name="T1">2N</text:span></text:p>
          </draw:text-box>
        </draw:frame>
        <draw:frame draw:style-name="gr6" draw:text-style-name="P1" draw:layer="layout" svg:width="1.199cm" svg:height="0.806cm" svg:x="9.626cm" svg:y="3.101cm">
          <draw:text-box>
            <text:p><text:span text:style-name="T1">2N</text:span></text:p>
          </draw:text-box>
        </draw:frame>
        <draw:line draw:style-name="gr7" draw:text-style-name="P2" draw:layer="layout" svg:x1="6.225cm" svg:y1="2.001cm" svg:x2="6.225cm" svg:y2="3.201cm">
          <text:p/>
        </draw:line>
        <draw:line draw:style-name="gr7" draw:text-style-name="P2" draw:layer="layout" svg:x1="8.125cm" svg:y1="2.001cm" svg:x2="8.125cm" svg:y2="3.201cm">
          <text:p/>
        </draw:line>
        <draw:line draw:style-name="gr7" draw:text-style-name="P2" draw:layer="layout" svg:x1="10.125cm" svg:y1="2.001cm" svg:x2="10.125cm" svg:y2="3.201cm">
          <text:p/>
        </draw:line>
        <draw:line draw:style-name="gr7" draw:text-style-name="P2" draw:layer="layout" svg:x1="12.225cm" svg:y1="2.001cm" svg:x2="12.225cm" svg:y2="3.201cm">
          <text:p/>
        </draw:line>
        <draw:frame draw:style-name="gr5" draw:text-style-name="P1" draw:layer="layout" svg:width="1.133cm" svg:height="0.806cm" svg:x="5.727cm" svg:y="3.101cm">
          <draw:text-box>
            <text:p><text:span text:style-name="T1">2N</text:span></text:p>
          </draw:text-box>
        </draw:frame>
        <draw:frame draw:style-name="gr8" draw:text-style-name="P1" draw:layer="layout" svg:width="0.858cm" svg:height="0.806cm" svg:x="5.827cm" svg:y="4.901cm">
          <draw:text-box>
            <text:p><text:span text:style-name="T1">N</text:span></text:p>
          </draw:text-box>
        </draw:frame>
        <draw:custom-shape draw:style-name="gr9" draw:text-style-name="P2" draw:layer="layout" svg:width="1.2cm" svg:height="1cm" svg:x="5.625cm" svg:y="4.801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0.858cm" svg:height="0.806cm" svg:x="7.727cm" svg:y="4.901cm">
          <draw:text-box>
            <text:p><text:span text:style-name="T1">N</text:span></text:p>
          </draw:text-box>
        </draw:frame>
        <draw:custom-shape draw:style-name="gr9" draw:text-style-name="P2" draw:layer="layout" svg:width="1.2cm" svg:height="1cm" svg:x="7.525cm" svg:y="4.801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0.858cm" svg:height="0.806cm" svg:x="9.727cm" svg:y="4.901cm">
          <draw:text-box>
            <text:p><text:span text:style-name="T1">N</text:span></text:p>
          </draw:text-box>
        </draw:frame>
        <draw:custom-shape draw:style-name="gr9" draw:text-style-name="P2" draw:layer="layout" svg:width="1.2cm" svg:height="1cm" svg:x="9.525cm" svg:y="4.801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0.858cm" svg:height="0.806cm" svg:x="11.827cm" svg:y="4.901cm">
          <draw:text-box>
            <text:p><text:span text:style-name="T1">N</text:span></text:p>
          </draw:text-box>
        </draw:frame>
        <draw:custom-shape draw:style-name="gr9" draw:text-style-name="P2" draw:layer="layout" svg:width="1.2cm" svg:height="1cm" svg:x="11.625cm" svg:y="4.801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6.225cm" svg:y1="3.801cm" svg:x2="6.225cm" svg:y2="4.801cm">
          <text:p/>
        </draw:line>
        <draw:line draw:style-name="gr10" draw:text-style-name="P2" draw:layer="layout" svg:x1="8.125cm" svg:y1="3.801cm" svg:x2="8.125cm" svg:y2="4.801cm">
          <text:p/>
        </draw:line>
        <draw:line draw:style-name="gr10" draw:text-style-name="P2" draw:layer="layout" svg:x1="10.125cm" svg:y1="3.801cm" svg:x2="10.125cm" svg:y2="4.801cm">
          <text:p/>
        </draw:line>
        <draw:line draw:style-name="gr10" draw:text-style-name="P2" draw:layer="layout" svg:x1="12.225cm" svg:y1="3.801cm" svg:x2="12.225cm" svg:y2="4.801cm">
          <text:p/>
        </draw:line>
        <draw:frame draw:style-name="gr5" draw:text-style-name="P1" draw:layer="layout" svg:width="1.133cm" svg:height="0.806cm" svg:x="5.709cm" svg:y="6.926cm">
          <draw:text-box>
            <text:p><text:span text:style-name="T1">2N</text:span></text:p>
          </draw:text-box>
        </draw:frame>
        <draw:frame draw:style-name="gr5" draw:text-style-name="P1" draw:layer="layout" svg:width="1.133cm" svg:height="0.806cm" svg:x="7.609cm" svg:y="6.926cm">
          <draw:text-box>
            <text:p><text:span text:style-name="T1">2N</text:span></text:p>
          </draw:text-box>
        </draw:frame>
        <draw:frame draw:style-name="gr5" draw:text-style-name="P1" draw:layer="layout" svg:width="1.133cm" svg:height="0.806cm" svg:x="11.709cm" svg:y="6.926cm">
          <draw:text-box>
            <text:p><text:span text:style-name="T1">2N</text:span></text:p>
          </draw:text-box>
        </draw:frame>
        <draw:frame draw:style-name="gr6" draw:text-style-name="P1" draw:layer="layout" svg:width="1.199cm" svg:height="0.806cm" svg:x="9.609cm" svg:y="6.926cm">
          <draw:text-box>
            <text:p><text:span text:style-name="T1">2N</text:span></text:p>
          </draw:text-box>
        </draw:frame>
        <draw:line draw:style-name="gr7" draw:text-style-name="P2" draw:layer="layout" svg:x1="6.208cm" svg:y1="5.826cm" svg:x2="6.208cm" svg:y2="7.026cm">
          <text:p/>
        </draw:line>
        <draw:line draw:style-name="gr7" draw:text-style-name="P2" draw:layer="layout" svg:x1="8.108cm" svg:y1="5.826cm" svg:x2="8.108cm" svg:y2="7.026cm">
          <text:p/>
        </draw:line>
        <draw:line draw:style-name="gr7" draw:text-style-name="P2" draw:layer="layout" svg:x1="10.108cm" svg:y1="5.826cm" svg:x2="10.108cm" svg:y2="7.026cm">
          <text:p/>
        </draw:line>
        <draw:line draw:style-name="gr7" draw:text-style-name="P2" draw:layer="layout" svg:x1="12.208cm" svg:y1="5.826cm" svg:x2="12.208cm" svg:y2="7.026cm">
          <text:p/>
        </draw:line>
        <draw:frame draw:style-name="gr5" draw:text-style-name="P1" draw:layer="layout" svg:width="1.133cm" svg:height="0.806cm" svg:x="5.71cm" svg:y="6.926cm">
          <draw:text-box>
            <text:p><text:span text:style-name="T1">2N</text:span></text:p>
          </draw:text-box>
        </draw:frame>
        <draw:frame draw:style-name="gr8" draw:text-style-name="P1" draw:layer="layout" svg:width="0.858cm" svg:height="0.806cm" svg:x="5.81cm" svg:y="8.726cm">
          <draw:text-box>
            <text:p><text:span text:style-name="T1">N</text:span></text:p>
          </draw:text-box>
        </draw:frame>
        <draw:custom-shape draw:style-name="gr9" draw:text-style-name="P2" draw:layer="layout" svg:width="1.2cm" svg:height="1cm" svg:x="5.608cm" svg:y="8.626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0.858cm" svg:height="0.806cm" svg:x="7.71cm" svg:y="8.726cm">
          <draw:text-box>
            <text:p><text:span text:style-name="T1">N</text:span></text:p>
          </draw:text-box>
        </draw:frame>
        <draw:custom-shape draw:style-name="gr9" draw:text-style-name="P2" draw:layer="layout" svg:width="1.2cm" svg:height="1cm" svg:x="7.508cm" svg:y="8.626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0.858cm" svg:height="0.806cm" svg:x="9.71cm" svg:y="8.726cm">
          <draw:text-box>
            <text:p><text:span text:style-name="T1">N</text:span></text:p>
          </draw:text-box>
        </draw:frame>
        <draw:custom-shape draw:style-name="gr9" draw:text-style-name="P2" draw:layer="layout" svg:width="1.2cm" svg:height="1cm" svg:x="9.508cm" svg:y="8.626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0.858cm" svg:height="0.806cm" svg:x="11.81cm" svg:y="8.726cm">
          <draw:text-box>
            <text:p><text:span text:style-name="T1">N</text:span></text:p>
          </draw:text-box>
        </draw:frame>
        <draw:custom-shape draw:style-name="gr9" draw:text-style-name="P2" draw:layer="layout" svg:width="1.2cm" svg:height="1cm" svg:x="11.608cm" svg:y="8.626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6.208cm" svg:y1="7.626cm" svg:x2="6.208cm" svg:y2="8.626cm">
          <text:p/>
        </draw:line>
        <draw:line draw:style-name="gr10" draw:text-style-name="P2" draw:layer="layout" svg:x1="8.108cm" svg:y1="7.626cm" svg:x2="8.108cm" svg:y2="8.626cm">
          <text:p/>
        </draw:line>
        <draw:line draw:style-name="gr10" draw:text-style-name="P2" draw:layer="layout" svg:x1="10.108cm" svg:y1="7.626cm" svg:x2="10.108cm" svg:y2="8.626cm">
          <text:p/>
        </draw:line>
        <draw:line draw:style-name="gr10" draw:text-style-name="P2" draw:layer="layout" svg:x1="12.208cm" svg:y1="7.626cm" svg:x2="12.208cm" svg:y2="8.626cm">
          <text:p/>
        </draw:line>
        <draw:frame draw:style-name="gr1" draw:text-style-name="P1" draw:layer="layout" svg:width="3.368cm" svg:height="0.806cm" svg:x="0.526cm" svg:y="4.901cm">
          <draw:text-box>
            <text:p><text:span text:style-name="T1">Generation 1</text:span></text:p>
          </draw:text-box>
        </draw:frame>
        <draw:frame draw:style-name="gr1" draw:text-style-name="P1" draw:layer="layout" svg:width="3.368cm" svg:height="0.806cm" svg:x="0.527cm" svg:y="8.801cm">
          <draw:text-box>
            <text:p><text:span text:style-name="T1">Generation 2</text:span></text:p>
          </draw:text-box>
        </draw:frame>
        <draw:frame draw:style-name="gr4" draw:text-style-name="P1" draw:layer="layout" svg:width="2.513cm" svg:height="0.806cm" svg:x="0.526cm" svg:y="7.001cm">
          <draw:text-box>
            <text:p><text:span text:style-name="T1">Gamet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11-15T06:52:13.551023263</dc:date>
    <meta:editing-duration>PT2M23S</meta:editing-duration>
    <meta:editing-cycles>3</meta:editing-cycles>
    <meta:generator>LibreOffice/6.1.0.3$MacOSX_X86_64 LibreOffice_project/efb621ed25068d70781dc026f7e9c5187a4decd1</meta:generator>
    <meta:document-statistic meta:object-count="49"/>
  </office:meta>
</office:document-meta>
</file>